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TML Chapter 11</text:p>
      <text:p text:style-name="Standard">Web Multimedia and Interactivity</text:p>
      <text:p text:style-name="Standard">-we began working with interactivity in chapter 6 with css pseudo-classes for hyperlinks</text:p>
      <text:p text:style-name="Standard">-technology often used for interactive web pages include Flash, Java applets, JavaScript, Ajax, and jQuery</text:p>
      <text:p text:style-name="Standard"/>
      <text:p text:style-name="Standard">11.1</text:p>
      <text:p text:style-name="Standard">Plug-ins, Containers, and Codecs</text:p>
      <text:p text:style-name="Standard">-web browsers are designed to display web pages and gif, jpg, and png images among others. When the media is not one of these types, the browser searches for a plugin or helper application that is configured to display the file type</text:p>
      <text:p text:style-name="Standard">-if a plugin or helper application cannot be found, the web browser offers the visitor the option of saving the file to their computer</text:p>
      <text:p text:style-name="Standard"/>
      <text:p text:style-name="Standard">Some commonly used plugins</text:p>
      <text:p text:style-name="Standard">-Adobe Flash Player- plays swf files, which can contain audio, video, and animation along with interactivity</text:p>
      <text:p text:style-name="Standard">-Adobe Shockwave Player- displays high performance multimedia created using the Adobe Director application</text:p>
      <text:p text:style-name="Standard">-Adobe Reader- used to display pdfs</text:p>
      <text:p text:style-name="Standard">-Java Runtime Environment- used to run applications and applets using Java technology</text:p>
      <text:p text:style-name="Standard">-Windows Media Player- plays streaming audio, video, animation, and other multimedia presentations on the web</text:p>
      <text:p text:style-name="Standard"/>
      <text:p text:style-name="Standard">-new to HTML5, audio and video are native to the browser, no plugin is needed</text:p>
      <text:p text:style-name="Standard">-when working with native HTML5 audio and video, be aware fo the container (which is designated by the file extension) and the codec (which is the algorithm used to compress the media)</text:p>
      <text:p text:style-name="Standard">-there is no single codec that is supported by popular browsers</text:p>
      <text:p text:style-name="Standard">-ie. H.264 codec requires licensing fees and is not supported by the firefox and opera web browsers, which support royalty free Vorbis and Thora Codecs</text:p>
      <text:p text:style-name="Standard"/>
      <text:p text:style-name="Standard">Table 11.1 Common Audio File Types</text:p>
      <text:p text:style-name="Standard">-.wav- Container: Wave. Created by microsoft, standard on pc, also supported on mac</text:p>
      <text:p text:style-name="Standard">-.aiff and .aif- Container: Audio Interchange. Popular audio file format for the mac platform, also supported on the pc platform</text:p>
      <text:p text:style-name="Standard">.mid- Container: Musical Instrument Digital Interface (MIDI). Contains instructions to recreate a musical sound rather than a digital recording of the sound itself; a limited number of types of sounds can be reproduced</text:p>
      <text:p text:style-name="Standard">-.au- Container: Sun UNIX Sound File. Older type of sound file that generally has poorer sound quality than the newer audio file formats</text:p>
      <text:p text:style-name="Standard">-.mp3- Container: MPEG-1 Audio Layer-3. Popular for music files because of the mp3 codec, which supports two channels and advanced compression</text:p>
      <text:p text:style-name="Standard">-.ogg- Container: OGG. Open source audio file format that uses the Vorbis codec</text:p>
      <text:p text:style-name="Standard">-.m4a- Container: MPEG-4 Audio. Audio-only MPEG-4 format that uses the Advanced Audio Coding (AAC) codec; supported by QuickTime, iTunes, and mobile devices such as the iPod and iPad</text:p>
      <text:p text:style-name="Standard"/>
      <text:p text:style-name="Standard"/>
      <text:p text:style-name="Standard"/>
      <text:p text:style-name="Standard"/>
      <text:p text:style-name="Standard"><text:soft-page-break/>Table 11.2 Common Video File Types</text:p>
      <text:p text:style-name="Standard">-.mov- Container: QuickTime. Created by Apple and initially used on the Mac platform, it is also supported by Windows</text:p>
      <text:p text:style-name="Standard">-.avi- Container: Audio Video Interleaved. Microsoft's original standard video format for the PC system</text:p>
      <text:p text:style-name="Standard">-.flv- Container: Flash Video. Flash-compatible video file container, supports the H.264 codec</text:p>
      <text:p text:style-name="Standard">-.wmv- Container: Windows Media Video. Streaming video technology developed by Microsoft; the Windows Media Player supports this file format</text:p>
      <text:p text:style-name="Standard">-.mpg- Container: MPEG. Developed under the sponsorship of the Moving Picture Experts Group (MPEG), supported on both Windows and Mac platforms</text:p>
      <text:p text:style-name="Standard">-.m4v and .mp4- Container: MPEG-4. MPEG-4 (MP$) codec and H.264 codec; played by QuickTime, iTunes, and mobile devices such as the ipod and ipad</text:p>
      <text:p text:style-name="Standard">-.3gp- Container: 3GPP Multimedia. H.264 codec; a standard for delivery of multimedia over third-generation, high-speed wireless networks</text:p>
      <text:p text:style-name="Standard">-.ogv or .ogg- Container: OGG. Open source video file format that uses the Theora codec</text:p>
      <text:p text:style-name="Standard">-.webm- Container: WebM. Open media file format that uses the VP8 and VP9 video codecs and the Vorbis audio codec</text:p>
      <text:p text:style-name="Standard"/>
      <text:p text:style-name="Standard">11.2</text:p>
      <text:p text:style-name="Standard">Getting Started with Audio and Video</text:p>
      <text:p text:style-name="Standard"/>
      <text:p text:style-name="Standard">Provide a Hyperlink </text:p>
      <text:p text:style-name="Standard">-the easiest way to give your website visitors access to an audio or video file is to create a simple hyperlink to the file. Example:</text:p>
      <text:p text:style-name="Standard">&lt;a href=”WDFpodcast.mp3”&gt;Podcast Episode 1&lt;/a&gt; (MP3)</text:p>
      <text:p text:style-name="Standard">-when your website visitor clicks on the hyperlink, the plugin for MP3 files that is installed on the computer typically will display embedded in a new browser or tab. Your visitor can then use the plugin to play the sound. They can also right click to save the media file</text:p>
      <text:p text:style-name="Standard"/>
      <text:p text:style-name="Standard">More About Audio Files</text:p>
      <text:p text:style-name="Standard">-there are many ways to get sounds, including making them yourself, downloading from a free site, or purchasing a sample CD or DVD</text:p>
      <text:p text:style-name="Standard">-remember, you can only publish sounds or music that you have created yourself or for which you have obtained the rights/license to publish</text:p>
      <text:p text:style-name="Standard">-if you buy a CD, you have not purchased the rights for publishing to the web, contact the owner of the copyright to request permission to use the music</text:p>
      <text:p text:style-name="Standard">-audio files can be large and it is important to be aware of the amount of time required for them to download. If you use an audio file, make it as brief as possible</text:p>
      <text:p text:style-name="Standard">-be aware that sampling rate and bit depth will affect the file size</text:p>
      <text:p text:style-name="Standard">-sampling rate- value related to the number of digital sound samples taken per second when the sound is recorded. It is measured in kilohertz (kHz). Common sample rates vary from 8kHz (AM radio quality) to 44.1kHz (music CD quality sound)</text:p>
      <text:p text:style-name="Standard"/>
      <text:p text:style-name="Standard">More About Video Files</text:p>
      <text:p text:style-name="Standard">-remember to get rights or permission to use video that you have not made yourself</text:p>
      <text:p text:style-name="Standard">-editing software such as Premier or Nero can be used to edit and configure your video footage</text:p>
      <text:p text:style-name="Standard"/>
      <text:p text:style-name="Standard">Multimedia and Accessibility Issues</text:p>
      <text:p text:style-name="Standard">-provide alternate content for the media files you use on your website in transcript, caption, or printable PDF format. Provide a transcript for audio files such as podcasts, provide captions for video files</text:p>
      <text:p text:style-name="Standard"><text:soft-page-break/>-applications such as the Media Access Generator (MAGpie) can add captioning to videos</text:p>
      <text:p text:style-name="Standard">-YouTube auto generates captions, but you can also submit your own</text:p>
      <text:p text:style-name="Standard"/>
      <text:p text:style-name="Standard">Browser Compatibility Issues</text:p>
      <text:p text:style-name="Standard">-playing audio and video files on the web depends on the plugins installed in your visitor's web browsers. A page that works perfectly on your home computer may not work for all visitors; it depends on the configuration of the computer</text:p>
      <text:p text:style-name="Standard">-some visitors will not have plugins properly installed, some may have file types associated with incorrect plugins or incorrectly installed plugins. Some visitors may be using low bandwith and have to wait a long time for your media file to download </text:p>
      <text:p text:style-name="Standard">-the above bullet point is why HTML5 introduces new audio and video elements that are native to the browsers</text:p>
      <text:p text:style-name="Standard">-however, because HTML5 is not supported by older browsers, web designers are wise to code a fallback option, such as coding a hyperlink to the media file or displaying a Flash version of the multimedia</text:p>
      <text:p text:style-name="Standard"/>
      <text:p text:style-name="Standard">11.3</text:p>
      <text:p text:style-name="Standard">Adobe Flash </text:p>
      <text:p text:style-name="Standard">-Flash multimedia content can add visual interest and interactivity to web pages with slideshows, animations, and other multimedia effects</text:p>
      <text:p text:style-name="Standard">-adobe flash and adobe animate cc applications can be used to create flash media content</text:p>
      <text:p text:style-name="Standard">-flash animation can be interactive, scripted with a language called ActionScript</text:p>
      <text:p text:style-name="Standard">-flash multimedia files are stored in a .swf file extension and require the flash player browser plug in</text:p>
      <text:p text:style-name="Standard"/>
      <text:p text:style-name="Standard">HTML5 Embed Element</text:p>
      <text:p text:style-name="Standard">-the embed element is a void element whose purpose is to provide a container for external content (such as flash) that requires a plugin or player</text:p>
      <text:p text:style-name="Standard">-although used for many years to display Flash on web pages, the embed element was never an official W3C element until HTML5</text:p>
      <text:p text:style-name="Standard">-one of the design principles of HTML5 is to “pave the cowpaths”- to smooth the way for valid use of techniques that, although supported by browsers, were not part of the official W3C standard</text:p>
      <text:p text:style-name="Standard">-embedding an swf file example:</text:p>
      <text:p text:style-name="Standard">&lt;embed type=”application/x-shockwave-flash”</text:p>
      <text:p text:style-name="Standard"><text:s text:c="14"/>src=”fall5.swf”</text:p>
      <text:p text:style-name="Standard"><text:s text:c="14"/>width=”640”</text:p>
      <text:p text:style-name="Standard"><text:s text:c="14"/>height=”100”</text:p>
      <text:p text:style-name="Standard"><text:s text:c="14"/>quality=”high”</text:p>
      <text:p text:style-name="Standard"><text:s text:c="14"/>title=”Fall Nature Hikes”&gt;</text:p>
      <text:p text:style-name="Standard">(the title attribute is used because descriptive text could be used by assistive technology such as a screen reader)</text:p>
      <text:p text:style-name="Standard"/>
      <text:p text:style-name="Standard">Table 11.3 Embed Element Attributes</text:p>
      <text:p text:style-name="Standard">-src- file name of the Flash media (SWF file)</text:p>
      <text:p text:style-name="Standard">-height- specifies the height of the object area in pixels</text:p>
      <text:p text:style-name="Standard">-type- the MIME type of the object; use type=”application/x-shockwave-flash”</text:p>
      <text:p text:style-name="Standard">-width- specifies the width of the object area in pixels</text:p>
      <text:p text:style-name="Standard">-bgcolor- optional; hexadecimal value for the background color of the Flash </text:p>
      <text:p text:style-name="Standard">-quality- optional; describes the quality of the media, usually set to “high”</text:p>
      <text:p text:style-name="Standard">-title- optional; specifies a brief text description that may be displayed by browsers or assistive <text:soft-page-break/>technologies</text:p>
      <text:p text:style-name="Standard">-wmode- optional. Set to “transparent” to configure a transparent background in supporting browsers</text:p>
      <text:p text:style-name="Standard"/>
      <text:p text:style-name="Standard">Another Example:</text:p>
      <text:p text:style-name="Standard">&lt;embed type=”application/x-shockwave-flash”</text:p>
      <text:p text:style-name="Standard"><text:s text:c="14"/>src=”lighthouse.swf”</text:p>
      <text:p text:style-name="Standard"><text:s text:c="14"/>quality=”high”</text:p>
      <text:p text:style-name="Standard"><text:s text:c="14"/>width=”320” height = “240”</text:p>
      <text:p text:style-name="Standard"><text:s text:c="14"/>title=”Door County Lighthouse Cruise”&gt;</text:p>
      <text:p text:style-name="Standard"/>
      <text:p text:style-name="Standard">Flash Resources</text:p>
      <text:p text:style-name="Standard">-free flash animation sources, adobe animate cc tutorials, and flash tutorials are on the web</text:p>
      <text:p text:style-name="Standard">-Flash Kit</text:p>
      <text:p text:style-name="Standard">-Red Ventures</text:p>
      <text:p text:style-name="Standard">-envatotuts+</text:p>
      <text:p text:style-name="Standard"/>
      <text:p text:style-name="Standard">11.4</text:p>
      <text:p text:style-name="Standard">HTML5 Audio and Video Elements</text:p>
      <text:p text:style-name="Standard">-when working with native HTML5 audio and video, you need to be aware of the container (designated by the file extension) and the codec (which is the algorithm used to compress the media)</text:p>
      <text:p text:style-name="Standard"/>
      <text:p text:style-name="Standard">Audio Element</text:p>
      <text:p text:style-name="Standard">-the html5 audio element supports native play of audio files in the browser without the need for plugins or players</text:p>
      <text:p text:style-name="Standard">-the audio tag begins with &lt;audio&gt; and ends with &lt;/audio&gt;</text:p>
      <text:p text:style-name="Standard"/>
      <text:p text:style-name="Standard">Table 11.4 Audio Element Attributes</text:p>
      <text:p text:style-name="Standard">-src- value: file name. Optional; audio file name</text:p>
      <text:p text:style-name="Standard">-type- value: MIME type. Optional; the MIME type of the audio file, such as audio/mpeg or audio/ogg</text:p>
      <text:p text:style-name="Standard">-autoplay- value: autoplay. Optional; indicates whether audio should start playing automatically, use with caution</text:p>
      <text:p text:style-name="Standard">-controls- value: controls. Optional; indicates whether controls should be displayed; recommended</text:p>
      <text:p text:style-name="Standard">-loop- value: loop. Optional; indicates whether audio should be played over and over</text:p>
      <text:p text:style-name="Standard">-preload- value: none, metadata, auto. Optional; none (no preload), metadata (only download media file metadata), and auto (download the media file)</text:p>
      <text:p text:style-name="Standard">-title- value: text description. Optional; specifies a brief text description that may be displayed by browsers or assistive technologies</text:p>
      <text:p text:style-name="Standard"/>
      <text:p text:style-name="Standard">-you'll need to supply multiple versions of the audio file because of the browser support of different codecs</text:p>
      <text:p text:style-name="Standard">-plan to supply audio files in at least two different containers, including OGG and MP3</text:p>
      <text:p text:style-name="Standard">-it is typical to omit the src and type attributes from the audio tag and instead configure multiple versions of the audio file with the source element</text:p>
      <text:p text:style-name="Standard"/>
      <text:p text:style-name="Standard">Source Element (Audio)</text:p>
      <text:p text:style-name="Standard">-the source element is a void tag that specifies the media file and a MIME type</text:p>
      <text:p text:style-name="Standard">-the src attribute identifies the file name of the media file</text:p>
      <text:p text:style-name="Standard">-the type attribute indicates the MIME type of the file</text:p>
      <text:p text:style-name="Standard">-code type=”audio/mpeg” for an mp3 file</text:p>
      <text:p text:style-name="Standard"><text:soft-page-break/>-code type=”audio/ogg” for audio files using the vorbis codec</text:p>
      <text:p text:style-name="Standard">-configure a source element for each version of the audio file. </text:p>
      <text:p text:style-name="Standard">-Place the source element before the closing audio tag</text:p>
      <text:p text:style-name="Standard"/>
      <text:p text:style-name="Standard">HTML5 Audio On A Web Page</text:p>
      <text:p text:style-name="Standard">&lt;audio controls=”controls”&gt;</text:p>
      <text:p text:style-name="Standard"><text:tab/>&lt;source src=”soundloop.mp3” type=”audio/mpeg”&gt;</text:p>
      <text:p text:style-name="Standard"><text:tab/>&lt;source src=”soundloop.ogg” type=”audio/ogg”&gt;</text:p>
      <text:p text:style-name="Standard"><text:tab/>&lt;a href=”soundloop.mp3”&gt;Download the Audio File&lt;/a&gt; (MP3)</text:p>
      <text:p text:style-name="Standard">&lt;/audio&gt;</text:p>
      <text:p text:style-name="Standard"/>
      <text:p text:style-name="Standard">-note: controls displayed vary based on the browser</text:p>
      <text:p text:style-name="Standard">-audacity can be used for the ogg codec</text:p>
      <text:p text:style-name="Standard"/>
      <text:p text:style-name="Standard">Hands on Practice 11.3</text:p>
      <text:p text:style-name="Standard">&lt;audio controls=”controls”&gt;</text:p>
      <text:p text:style-name="Standard"><text:tab/>&lt;source src=”podcast.mp3” type=”audio/mpeg”&gt;</text:p>
      <text:p text:style-name="Standard"><text:tab/>&lt;source src=”podcast.ogg” type=”audio/ogg”&gt;</text:p>
      <text:p text:style-name="Standard"><text:tab/>&lt;a href=”podcast.mp3”&gt;Download the Podcast&lt;/a&gt; (MP3)</text:p>
      <text:p text:style-name="Standard">&lt;/audio&gt;</text:p>
      <text:p text:style-name="Standard"/>
      <text:p text:style-name="Standard">Video Element</text:p>
      <text:p text:style-name="Standard">-the html5 video element supports native play of video files in the browser without the need for plugins or players</text:p>
      <text:p text:style-name="Standard">-the video element begins with the &lt;video&gt; tag and ends with the &lt;/video&gt; tag</text:p>
      <text:p text:style-name="Standard"/>
      <text:p text:style-name="Standard">Table 11.5 Video Element Attributes</text:p>
      <text:p text:style-name="Standard">-src- value: file name. Optional; video file name</text:p>
      <text:p text:style-name="Standard">-type- value: MIME type. Optional; the MIME type of the video file, such as video/mp4 or video/ogg</text:p>
      <text:p text:style-name="Standard">-autoplay- value: autoplay. Optional; indicates whether video should start playing automatically, use with caution</text:p>
      <text:p text:style-name="Standard">-controls- value: controls. Optional; indicates whether controls should be displayed; recommended</text:p>
      <text:p text:style-name="Standard">-height- value: number. Optional; video height in pixels</text:p>
      <text:p text:style-name="Standard">-loop- value: loop. Optional; indicates whether video should be played over and over</text:p>
      <text:p text:style-name="Standard">-poster- value: file name. Optional; specifies an image to display if the browser cannot play the video</text:p>
      <text:p text:style-name="Standard">-preload- value: none, metadata, auto. Optional; none (no preload), metadata (only download media file metadata), and auto (download the media file)</text:p>
      <text:p text:style-name="Standard">-title- value: text description. Optional; specifies a brief text description that may be displayed by browsers or assistive technologies</text:p>
      <text:p text:style-name="Standard">-width- value: number. Optional; video width in pixels</text:p>
      <text:p text:style-name="Standard"/>
      <text:p text:style-name="Standard">-you'll need to supply multiple versions of the video file because of the browser support of different codecs</text:p>
      <text:p text:style-name="Standard">-plan to supply video files in at least two different containers, including mp4 and ogg (or ogv)</text:p>
      <text:p text:style-name="Standard">-it is typical to omit the src and type attributes from the video tag and instead configure multiple versions of the audio file with the source element</text:p>
      <text:p text:style-name="Standard"/>
      <text:p text:style-name="Standard">Source Element (Video)</text:p>
      <text:p text:style-name="Standard">-source element is a void tag that specifies a media file and MIME type</text:p>
      <text:p text:style-name="Standard"><text:soft-page-break/>-src attribute identifies the file name of the media file</text:p>
      <text:p text:style-name="Standard">-the type attribute indicates the MIME type of the file</text:p>
      <text:p text:style-name="Standard">-code type=”video/mp4” for video files using the MP4 codec</text:p>
      <text:p text:style-name="Standard">-code type=”video/ogg” for video files using the theora codec</text:p>
      <text:p text:style-name="Standard">-configure a source element for each version of the video file</text:p>
      <text:p text:style-name="Standard">-place the source elements before the closing tag</text:p>
      <text:p text:style-name="Standard"/>
      <text:p text:style-name="Standard">HTML5 Video on a Web Page</text:p>
      <text:p text:style-name="Standard">&lt;video controls=”controls” poster=”sparky.png” width=”160” height=”150”&gt;</text:p>
      <text:p text:style-name="Standard"><text:tab/>&lt;source src=”sparky.m4v” type=”video/mp4”&gt;</text:p>
      <text:p text:style-name="Standard"><text:tab/>&lt;source src=”sparky.ogv” type=”video/ogg”&gt;</text:p>
      <text:p text:style-name="Standard"><text:tab/>&lt;a href=”sparky.mov”&gt;Sparky the Dog&lt;/a&gt; (.mov)</text:p>
      <text:p text:style-name="Standard">&lt;/video&gt;</text:p>
      <text:p text:style-name="Standard"/>
      <text:p text:style-name="Standard">-note that the anchor element is there as a fallback content in case the browser will not display the video itself (remember every browser is different)</text:p>
      <text:p text:style-name="Standard">-another fallback option is to configure an embed element to play a flash swf version of the video</text:p>
      <text:p text:style-name="Standard"/>
      <text:p text:style-name="Standard">Hands on Practice 11.4</text:p>
      <text:p text:style-name="Standard">&lt;video controls=”controls” poster=”lighthouse.png” width=”320” height=”240”&gt;</text:p>
      <text:p text:style-name="Standard"><text:tab/>&lt;source src=”lighthouse.m4v” type=”video/mp4”&gt;</text:p>
      <text:p text:style-name="Standard"><text:tab/>&lt;source src=”lighthouse.ogv” type=”video/ogg”&gt;</text:p>
      <text:p text:style-name="Standard"><text:tab/>&lt;embed type=”application/x-shockwave-flash”</text:p>
      <text:p text:style-name="Standard"><text:tab/>src=”lighthouse.swf” quality=”high” width=”320” height=”240” title=”Door County Lighthouse Cruise”&gt;</text:p>
      <text:p text:style-name="Standard">&lt;/video&gt;</text:p>
      <text:p text:style-name="Standard"/>
      <text:p text:style-name="Standard">11.5</text:p>
      <text:p text:style-name="Standard">Multimedia Files and Copyright Law</text:p>
      <text:p text:style-name="Standard">-don't steal shit, ask for permission</text:p>
      <text:p text:style-name="Standard">-know if you have the rights for something</text:p>
      <text:p text:style-name="Standard">-blah blah copyright</text:p>
      <text:p text:style-name="Standard">-blah blah fair use</text:p>
      <text:p text:style-name="Standard">-look for creative commons stuff</text:p>
      <text:p text:style-name="Standard"/>
      <text:p text:style-name="Standard">11.6</text:p>
      <text:p text:style-name="Standard">CSS3 and Interactivity</text:p>
      <text:p text:style-name="Standard"/>
      <text:p text:style-name="Standard">CSS Drop Down Menu</text:p>
      <text:p text:style-name="Standard">Hands On Practice 11.5</text:p>
      <text:p text:style-name="Standard">1 Configure the HTML</text:p>
      <text:p text:style-name="Standard">&lt;nav&gt;</text:p>
      <text:p text:style-name="Standard">&lt;ul&gt;</text:p>
      <text:p text:style-name="Standard"><text:tab/>&lt;li&gt;&lt;a href=”index.html”&gt;Home&lt;/a&gt;&lt;/li&gt;</text:p>
      <text:p text:style-name="Standard"><text:tab/>&lt;li&gt;&lt;a href-”coffee.html”&gt;Coffee&lt;/a&gt;&lt;/li&gt;</text:p>
      <text:p text:style-name="Standard"><text:tab/>&lt;li&gt;&lt;a href=”cuisine.html”&gt;Cuisine&lt;/a&gt;&lt;/li&gt;</text:p>
      <text:p text:style-name="Standard"><text:tab/><text:tab/>&lt;ul&gt;</text:p>
      <text:p text:style-name="Standard"><text:tab/><text:tab/><text:tab/>&lt;li&gt;&lt;a href=”breakfast.html”&gt;Breakfast&lt;/a&gt;&lt;/li&gt;</text:p>
      <text:p text:style-name="Standard"><text:tab/><text:tab/><text:tab/>&lt;li&gt;&lt;a href=”lunch.html”&gt;Lunch&lt;/a&gt;&lt;/li&gt;</text:p>
      <text:p text:style-name="Standard"><text:soft-page-break/><text:tab/><text:tab/><text:tab/>&lt;li&gt;&lt;a href=”dinner.html”&gt;Dinner&lt;/a&gt;&lt;/li&gt;</text:p>
      <text:p text:style-name="Standard"><text:tab/><text:tab/>&lt;/ul&gt;</text:p>
      <text:p text:style-name="Standard"><text:tab/>&lt;/li&gt;</text:p>
      <text:p text:style-name="Standard"><text:tab/>&lt;li&gt;&lt;a href=”directions.html”&gt;Directions&lt;/a&gt;&lt;/li&gt;</text:p>
      <text:p text:style-name="Standard"><text:tab/>&lt;li&gt;&lt;a href=”contact.html”&gt;Contact&lt;/a&gt;&lt;/li&gt;</text:p>
      <text:p text:style-name="Standard">&lt;/ul&gt;</text:p>
      <text:p text:style-name="Standard">&lt;/nav&gt;</text:p>
      <text:p text:style-name="Standard"/>
      <text:p text:style-name="Standard">2 Configure the CSS</text:p>
      <text:p text:style-name="Standard">a the submenu will be configured with absolute positioning. Recall that absolute positioning precisely specifies the location of an element outside of normal flow in relation to its first parent non-static element. The new element's position is static by default, so add the following declaration to the styles for the nav element selector</text:p>
      <text:p text:style-name="Standard">nav {</text:p>
      <text:p text:style-name="Standard"><text:tab/>position: relative;</text:p>
      <text:p text:style-name="Standard">}</text:p>
      <text:p text:style-name="Standard"/>
      <text:p text:style-name="Standard">b the submenu that displays the hyperlinks for Breakfast, Lunch, and Dinner pages is configured using a new ul element that is contained within the existing ul element in the nav area. Configure a descendent nav ul ul selector and code style declarations to use absolute positioning, #5564A0 background color, 0 padding, left text alignment and display set to none</text:p>
      <text:p text:style-name="Standard">nav ul ul {</text:p>
      <text:p text:style-name="Standard"><text:tab/>position: absolute;</text:p>
      <text:p text:style-name="Standard"><text:tab/>background-color: #5564A0;</text:p>
      <text:p text:style-name="Standard"><text:tab/>padding: 0;</text:p>
      <text:p text:style-name="Standard"><text:tab/>text-align: left;</text:p>
      <text:p text:style-name="Standard"><text:tab/>display: none;</text:p>
      <text:p text:style-name="Standard">}</text:p>
      <text:p text:style-name="Standard"/>
      <text:p text:style-name="Standard">c to style each li element within the submenu, use a descendent nav ul ul li selector and configure the li elements in the submenu with a border, block display, 8em width, 1em left padding, and 0 left margin</text:p>
      <text:p text:style-name="Standard">nav ul ul li {</text:p>
      <text:p text:style-name="Standard"><text:tab/>border: 1px solid #00005D;</text:p>
      <text:p text:style-name="Standard"><text:tab/>display: block;</text:p>
      <text:p text:style-name="Standard"><text:tab/>width: 8em;</text:p>
      <text:p text:style-name="Standard"><text:tab/>padding-left: 1em;</text:p>
      <text:p text:style-name="Standard"><text:tab/>margin-left: 0; </text:p>
      <text:p text:style-name="Standard">}</text:p>
      <text:p text:style-name="Standard"/>
      <text:p text:style-name="Standard">d configure the submenu ul to display when the :hover is triggered for the li elements in the nav area</text:p>
      <text:p text:style-name="Standard">nav li:hover ul {</text:p>
      <text:p text:style-name="Standard"><text:tab/>display: block;</text:p>
      <text:p text:style-name="Standard">}</text:p>
      <text:p text:style-name="Standard"/>
      <text:p text:style-name="Standard">CSS Transform Property</text:p>
      <text:p text:style-name="Standard">-CSS transforms allow you to change the display of an element and provides functions to rotate, scale, skew, and reposition an element</text:p>
      <text:p text:style-name="Standard">-both 2D and 3D transforms are possible</text:p>
      <text:p text:style-name="Standard"/>
      <text:p text:style-name="Standard"><text:soft-page-break/>Table 11.6 Values of the Transform Property</text:p>
      <text:p text:style-name="Standard">-rotate (degree)- rotates the element by the angle</text:p>
      <text:p text:style-name="Standard">-scale (number, number)- scales or resizes the element along the X and Y acis (X, Y)</text:p>
      <text:p text:style-name="Standard">-scaleX (number)- scales or resizes the element along the X axis</text:p>
      <text:p text:style-name="Standard">-scaleY (number)- scales or resizes the element along the Y axis</text:p>
      <text:p text:style-name="Standard">-skewX (number)- distorts the display of the element along the X axis</text:p>
      <text:p text:style-name="Standard">-skewY (number)- disotrts the display of the element along the Y axis</text:p>
      <text:p text:style-name="Standard">-translate (number, number)- repositions the element along the X and Y axis (X, Y)</text:p>
      <text:p text:style-name="Standard">-translateX (number)- repositions the element along the X axis</text:p>
      <text:p text:style-name="Standard">-translateY (number)- repositions the element along the Y axis</text:p>
      <text:p text:style-name="Standard"/>
      <text:p text:style-name="Standard">CSS3 Scale Transforms</text:p>
      <text:p text:style-name="Standard">-the scale() transform function resizes an element in three different ways: along the X axis, along the Y axis, and along both the X and Y axes</text:p>
      <text:p text:style-name="Standard">-specify the amount of resizing using a number without units. For example, scale(1) does not change the element's size, scale(2) indicates the element should render two times as large, scale(3) indicates the element should render two times as large, scale(3) indicates the element should render three times as large, and scale(0) indicates the element should not display </text:p>
      <text:p text:style-name="Standard"/>
      <text:p text:style-name="Standard">Hands on Practice 11.6</text:p>
      <text:p text:style-name="Standard">1 locate the figure element selector. You will add new style declarations to the figure element selector that will configure a three-degree rotation transform </text:p>
      <text:p text:style-name="Standard">figure {</text:p>
      <text:p text:style-name="Standard"><text:tab/>float: right;</text:p>
      <text:p text:style-name="Standard"><text:tab/>margin: 10px;</text:p>
      <text:p text:style-name="Standard"><text:tab/>background-color: #FFF;</text:p>
      <text:p text:style-name="Standard"><text:tab/>padding: 5px;</text:p>
      <text:p text:style-name="Standard"><text:tab/>border: 1px solid #CCC;</text:p>
      <text:p text:style-name="Standard"><text:tab/>box-shadow: 5px 5px 5px #838383;</text:p>
      <text:p text:style-name="Standard"><text:tab/>transform: rotate(3deg);</text:p>
      <text:p text:style-name="Standard">}</text:p>
      <text:p text:style-name="Standard"/>
      <text:p text:style-name="Standard">2 locate the #offer selector. This configures the “Special Offer” div displayed above the page footer. You will add a style declaration to the #offer selector that configures the browser to display the element two times larger</text:p>
      <text:p text:style-name="Standard">#offer {</text:p>
      <text:p text:style-name="Standard"><text:tab/>background-color: #eaeaea;</text:p>
      <text:p text:style-name="Standard"><text:tab/>width: 10em;</text:p>
      <text:p text:style-name="Standard"><text:tab/>margin: auto;</text:p>
      <text:p text:style-name="Standard"><text:tab/>text-align: center;</text:p>
      <text:p text:style-name="Standard"><text:tab/>transform: scale(2);</text:p>
      <text:p text:style-name="Standard">}</text:p>
      <text:p text:style-name="Standard"/>
      <text:p text:style-name="Standard">CSS Transition Property</text:p>
      <text:p text:style-name="Standard">-css transitions provide for changes in property values to display in a smoother manner over a specified time</text:p>
      <text:p text:style-name="Standard">-you can apply a transition to a variety of css properties including color, background-color, border, font-size, font-weight, margin, padding, opacity, and text-shadow</text:p>
      <text:p text:style-name="Standard">-when you configure a transition for a property, you need to configure values for the transition-<text:soft-page-break/>property, transition-duration, transition-timing-function, and transition-delay properties. These can be combined in a single transition property</text:p>
      <text:p text:style-name="Standard"/>
      <text:p text:style-name="Standard">Table 11.7 CSS Transition Properties</text:p>
      <text:p text:style-name="Standard">-transition-property- indicates the CSS property to which the transition applies</text:p>
      <text:p text:style-name="Standard">-transition-duration- indicates the length of time to apply the transition; default value 0 configures an immediate transition; a numeric value specifies time (usually in seconds)</text:p>
      <text:p text:style-name="Standard">-transition-timing-function- configures changes in the speed of the transition by describing how intermediate property values are calculated; common values include ease (default), linear, ease-in, ease-out, ease-in-out</text:p>
      <text:p text:style-name="Standard">-transition-delay- indicates the beginning of the transition; default value 0 configures no delay; a numeric value specifies time (usually in seconds)</text:p>
      <text:p text:style-name="Standard">-transition- shorthand property; list the value for transition-property, transition-duration, transition-timing-function, and transition-delay separated by spaces, default values can be omitted, but the first time unit applies to transition-duration</text:p>
      <text:p text:style-name="Standard"/>
      <text:p text:style-name="Standard">Table 11.8 Commonly Used Transition-Timing-Function Values</text:p>
      <text:p text:style-name="Standard">-ease- default; transition effect begins slowly, speeds up, and ends slowly</text:p>
      <text:p text:style-name="Standard">-linear- transition effect has a constant speed</text:p>
      <text:p text:style-name="Standard">-ease-in- transition effect begins slowly and speeds up to a constant speed</text:p>
      <text:p text:style-name="Standard">-ease-out- transition effect begins at a constant speed and slows down</text:p>
      <text:p text:style-name="Standard">-ease-in-out- transition effect is slightly slower; begins slowly, speeds up, and slows down </text:p>
      <text:p text:style-name="Standard"/>
      <text:p text:style-name="Standard">Hands on Practice 11.7 (transition example)</text:p>
      <text:p text:style-name="Standard">locate the nav a:hover selector and notice that the color and background-color properties are configured. You will add new style declarations to the nav a selector to cause a more gradual change in the background color when the user places the mouse over the hyperlink </text:p>
      <text:p text:style-name="Standard">nav a {</text:p>
      <text:p text:style-name="Standard"><text:tab/>text-decoration: none;</text:p>
      <text:p text:style-name="Standard"><text:tab/>display: block;</text:p>
      <text:p text:style-name="Standard"><text:tab/>padding: 15px;</text:p>
      <text:p text:style-name="Standard"><text:tab/>transition: background-color 2s linear;</text:p>
      <text:p text:style-name="Standard">}</text:p>
      <text:p text:style-name="Standard"/>
      <text:p text:style-name="Standard">Hands on Practice 11.8</text:p>
      <text:p text:style-name="Standard">1 configure the text “image gallery” within an h1 element and within the title element</text:p>
      <text:p text:style-name="Standard"/>
      <text:p text:style-name="Standard">2 code a div element assigned to an id named gallery. This div will contain a placeholder figure element and an unordered list that contains the thumbnail images</text:p>
      <text:p text:style-name="Standard"/>
      <text:p text:style-name="Standard">3 configure a figure element within the div. The figure element will contain a placeholder img element that displays photo1.jpg</text:p>
      <text:p text:style-name="Standard"/>
      <text:p text:style-name="Standard">4 configure an unordered list within the div. Code six li elements, one for each thumbnail image. The thumbnail images will function with image links with a :hover pseudo-class that causes the larger image to display on the page. We'll make this all happen by configuring an anchor element containing both the thumbnail image and a span element that comprises the larger image along with descriptive text. An example of the first li element is</text:p>
      <text:p text:style-name="Standard">&lt;li&gt;&lt;a href=”photo1.jpg”&gt;&lt;img src=”photo1thumb.png” width=”100” height=”75” alt=”Golden Gate <text:soft-page-break/>Bridge”&gt;</text:p>
      <text:p text:style-name="Standard">&lt;span&gt;&lt;img src=”photo1.png” width=”400” height=”300” alt=”Golden Gate Bridge”&gt;&lt;br&gt;</text:p>
      <text:p text:style-name="Standard">Golden Gate Bridge&lt;/span&gt;&lt;/a&gt;</text:p>
      <text:p text:style-name="Standard">&lt;/li&gt;</text:p>
      <text:p text:style-name="Standard"/>
      <text:p text:style-name="Standard">5 configure all six li elements in a similar manner. Substitute the actual name of each image for the href and source values in the code</text:p>
      <text:p text:style-name="Standard"/>
      <text:p text:style-name="Standard">6 now let's add css as follows</text:p>
      <text:p text:style-name="Standard">a configure the body element selector with a dark background color (#333333) and a light gray text color (#eaeaea)</text:p>
      <text:p text:style-name="Standard">b configure the gallery id selector. Set position to relative. This does not change the location of the gallery but sets the stage to use absolute positioning on the span element relative to its container (#gallery) instead of relative to the entire web page document</text:p>
      <text:p text:style-name="Standard">c configure the figure element selector. Set position to absolute, left to 280px, text-align to center, and opacity to .25. This will cause the figure to initially be semi-opaque</text:p>
      <text:p text:style-name="Standard">d configure the unordered list within the #gallery with a width of 300 pixels and no list marker</text:p>
      <text:p text:style-name="Standard">e configure the list item elements within the #gallery with inline display, left float, and 10 pixels of padding</text:p>
      <text:p text:style-name="Standard">f configure the img elements within the #gallery to not display a border</text:p>
      <text:p text:style-name="Standard">g configure anchor elements within the #gallery with no underline, #eaeaea text color, and italic text</text:p>
      <text:p text:style-name="Standard">h configure span elements within the #gallery. Set position to absolute, left to -1000px (which causes them not to display initially in the browser viewport), and opacity to 0. Also configure a three second ease-in-out transition</text:p>
      <text:p text:style-name="Standard">#gallery span {</text:p>
      <text:p text:style-name="Standard"><text:tab/>position: absolute;</text:p>
      <text:p text:style-name="Standard"><text:tab/>left: -1000px;</text:p>
      <text:p text:style-name="Standard"><text:tab/>opacity: 0;</text:p>
      <text:p text:style-name="Standard"><text:tab/>transition: opacity 3s ease-in-out;</text:p>
      <text:p text:style-name="Standard">}</text:p>
      <text:p text:style-name="Standard">I configure the span elements within the #gallery to display when the web visitor hovers the mouse over the thumbnail image link. Set position to absolute, top to 16px, left to 320px, centered text, and opacity to 1</text:p>
      <text:p text:style-name="Standard">#galler a:hover span {</text:p>
      <text:p text:style-name="Standard"><text:tab/>position: absolute;</text:p>
      <text:p text:style-name="Standard"><text:tab/>top: 16px;</text:p>
      <text:p text:style-name="Standard"><text:tab/>left: 320px;</text:p>
      <text:p text:style-name="Standard"><text:tab/>text-align: center;</text:p>
      <text:p text:style-name="Standard"><text:tab/>opacity: 1;</text:p>
      <text:p text:style-name="Standard">}</text:p>
      <text:p text:style-name="Standard"/>
      <text:p text:style-name="Standard">11.7</text:p>
      <text:p text:style-name="Standard">HTML5 Details and Summary Elements</text:p>
      <text:p text:style-name="Standard">-the details and summary elements are used together to configure and interactive widget that will hide and show information</text:p>
      <text:p text:style-name="Standard"/>
      <text:p text:style-name="Standard">Details Element</text:p>
      <text:p text:style-name="Standard">-the purpose of the details element is to configure the browser to render an interactive widget which contains one summary element and detailed information (which can be a combination of text and html <text:soft-page-break/>tags)</text:p>
      <text:p text:style-name="Standard">-details element begins with &lt;details&gt; and ends with &lt;/details&gt;</text:p>
      <text:p text:style-name="Standard"/>
      <text:p text:style-name="Standard">Summary Element</text:p>
      <text:p text:style-name="Standard">-the summary element is coded within the details element</text:p>
      <text:p text:style-name="Standard">-the purpose of the summary element is to contain the text summary shown in the interactive widget</text:p>
      <text:p text:style-name="Standard">-summary element begins with the &lt;summary&gt; tag and ends with the &lt;/summary&gt; tag</text:p>
      <text:p text:style-name="Standard"/>
      <text:p text:style-name="Standard">-browsers that do not support detail and summary elements will display all info immediately with no interactivity</text:p>
      <text:p text:style-name="Standard"/>
      <text:p text:style-name="Standard">Hands on Practice 11.9</text:p>
      <text:p text:style-name="Standard">1 configure the text, Principles of Visual Design, within an h1 element and within the title element</text:p>
      <text:p text:style-name="Standard"/>
      <text:p text:style-name="Standard">2 code the following in the body of the web page</text:p>
      <text:p text:style-name="Standard">&lt;details&gt;</text:p>
      <text:p text:style-name="Standard"><text:tab/>&lt;summary&gt;Repetition&lt;/summary&gt;</text:p>
      <text:p text:style-name="Standard"><text:tab/>&lt;p&gt;Repeat visual components throughout the design&lt;/p&gt;</text:p>
      <text:p text:style-name="Standard">&lt;/details&gt;</text:p>
      <text:p text:style-name="Standard">&lt;details&gt;</text:p>
      <text:p text:style-name="Standard"><text:tab/>&lt;summary&gt;Contrast&lt;/summary&gt;</text:p>
      <text:p text:style-name="Standard"><text:tab/>&lt;p&gt;Add visual excitement and draw attention&lt;/p&gt;</text:p>
      <text:p text:style-name="Standard">&lt;/details&gt;</text:p>
      <text:p text:style-name="Standard">&lt;details&gt;</text:p>
      <text:p text:style-name="Standard"><text:tab/>&lt;summary&gt;Proximity&lt;/summary&gt;</text:p>
      <text:p text:style-name="Standard"><text:tab/>&lt;p&gt;Group related items&lt;/p&gt;</text:p>
      <text:p text:style-name="Standard">&lt;/details&gt;</text:p>
      <text:p text:style-name="Standard">&lt;details&gt;</text:p>
      <text:p text:style-name="Standard"><text:tab/>&lt;summary&gt;Alignment&lt;/summary&gt;</text:p>
      <text:p text:style-name="Standard"><text:tab/>&lt;p&gt;Align elements to create visual unity&lt;/p&gt;</text:p>
      <text:p text:style-name="Standard">&lt;/details&gt;</text:p>
      <text:p text:style-name="Standard"/>
      <text:p text:style-name="Standard">11.8</text:p>
      <text:p text:style-name="Standard">Java </text:p>
      <text:p text:style-name="Standard">-Java is a programming language developed by Sun Microsystems, later acquired by Oracle</text:p>
      <text:p text:style-name="Standard">-an object oriented program consists of a group of cooperating objects that exchange messages for the purpose of achieving a common objective</text:p>
      <text:p text:style-name="Standard">-Java is not the same as JavaScript, it is more powerful and more flexible</text:p>
      <text:p text:style-name="Standard">-java can be used standalone or to make applets that are invoked by web pages</text:p>
      <text:p text:style-name="Standard">-java applets are platform independent, meaning they can run on any platform</text:p>
      <text:p text:style-name="Standard">-java applets are compiled and saved as .class files which contain byte code</text:p>
      <text:p text:style-name="Standard">-the byte code is interpreted by the Java Virtual Machine (JVM) in the web browser. The JVM interprets the byte code into proper machine language for the operating system. The applet is then executed and appears on the web page</text:p>
      <text:p text:style-name="Standard">-when a java applet loads, the area reserved for it on the web page displays an empty rectangular area until the applet begins to execute</text:p>
      <text:p text:style-name="Standard">-online games are a popular use of java applets. Applets can also be used to create images and text effects</text:p>
      <text:p text:style-name="Standard">-Java applets may be used in business applications for functions such as financial calculations and data <text:soft-page-break/>visualization</text:p>
      <text:p text:style-name="Standard">-as a web dev, you may not be expected to write java applets but when working with a java developer you may need to implement theirs</text:p>
      <text:p text:style-name="Standard"/>
      <text:p text:style-name="Standard">Adding a Java Applet to a web page</text:p>
      <text:p text:style-name="Standard">-we do not use the applet element because it is obsolete, W3C recommends using the multipurpose object element to configure a java applet on a web page</text:p>
      <text:p text:style-name="Standard">-the object element is a multipurpose container tag for adding various types of objects to a web page</text:p>
      <text:p text:style-name="Standard">-the object element begins with &lt;object&gt; and ends with &lt;/object&gt;</text:p>
      <text:p text:style-name="Standard"/>
      <text:p text:style-name="Standard">Table 11.9 Object Element Attributes Used With Java Applets</text:p>
      <text:p text:style-name="Standard">-type- specifies the MIME type of the java applet: application/x-java-applet</text:p>
      <text:p text:style-name="Standard">-height- specifies the height of the applet area in pixels</text:p>
      <text:p text:style-name="Standard">-width- specifies the width of the applet area in pixels</text:p>
      <text:p text:style-name="Standard">-title- optional; brief text description that may be displayed by browsers or assistive technologies</text:p>
      <text:p text:style-name="Standard"/>
      <text:p text:style-name="Standard">-the software developer who creates the applet determines the parameter values and names required by a specific java applet. Therefore, expect each applet to require different parameters</text:p>
      <text:p text:style-name="Standard">-other parameter names and expected values will be provided in the applet documentation. Parameters will be different depending on the function of the applet</text:p>
      <text:p text:style-name="Standard">-ie. One parameter might be used to set a background color; another parameter could be used to contain a person's name</text:p>
      <text:p text:style-name="Standard">-parameters are configured with the param element</text:p>
      <text:p text:style-name="Standard">-param elements begin with &lt;param&gt; and end with &lt;/param&gt;</text:p>
      <text:p text:style-name="Standard">-all &lt;param&gt; tags for the object appear before the closing &lt;/object&gt; tag</text:p>
      <text:p text:style-name="Standard">-the code parameter indicates the name of the java applet</text:p>
      <text:p text:style-name="Standard"/>
      <text:p text:style-name="Standard">Table 11.10 Documentation For Example Applet</text:p>
      <text:p text:style-name="Standard">-code- example.class</text:p>
      <text:p text:style-name="Standard">-message- the text to be displayed by the java applet</text:p>
      <text:p text:style-name="Standard">-textColor- the color of the text to be displayed by the java applet; uses a hexadecimal color value</text:p>
      <text:p text:style-name="Standard">-backColor- the background color of the java applet area; uses a hexadecimal color value</text:p>
      <text:p text:style-name="Standard"/>
      <text:p text:style-name="Standard">The following code configures appropriate object and param elements to display a Java applet named example.class that is 610 pixels wide and 30 pixels high, has a white background (backColor parameter), has red text (textColor), and displays a text message parameter </text:p>
      <text:p text:style-name="Standard">&lt;object type=”application/x-java-applet” width=”610” height=”30” title=”This Java Applet displays a message”&gt;</text:p>
      <text:p text:style-name="Standard"><text:tab/>&lt;param name=”code” value=”example.class”&gt;</text:p>
      <text:p text:style-name="Standard"><text:tab/>&lt;param name=”textColor” value=”#FF0000”&gt;</text:p>
      <text:p text:style-name="Standard"><text:tab/>&lt;param name=”message” value=”This is a Java Applet”</text:p>
      <text:p text:style-name="Standard"><text:tab/>&lt;param name=”backColor” value=”#FFFFFF”&gt;</text:p>
      <text:p text:style-name="Standard">&lt;/object&gt;</text:p>
      <text:p text:style-name="Standard"/>
      <text:p text:style-name="Standard">11.9</text:p>
      <text:p text:style-name="Standard">Javascript</text:p>
      <text:p text:style-name="Standard">-Javascript was developed by Brendan Eich at Netscape</text:p>
      <text:p text:style-name="Standard">-Javascript is an object based client-side scripting language interpreted by a web browser</text:p>
      <text:p text:style-name="Standard">-it is considered to be object-based because it is used to manipulate objects associated with a web page <text:soft-page-break/>document: the browser window, the document itself, and elements such as forms, images, and hyperlinks</text:p>
      <text:p text:style-name="Standard">-remember JAVA AND JAVASCRIPT ARE NOT THE SAME</text:p>
      <text:p text:style-name="Standard">-Javascript cannot be used in standalone programs, it needs to be used by a borwser</text:p>
      <text:p text:style-name="Standard">-Javascript statements can be placed in a separate file (with a .js extension) that is accessed by a web browser or within an html script element</text:p>
      <text:p text:style-name="Standard">-the purpose of the script element is either to contain scripting elements or to indicate a file that contains scripting statements</text:p>
      <text:p text:style-name="Standard">-some javascript can be coded within the html</text:p>
      <text:p text:style-name="Standard">-javascript is considered to be a client-side scripting language because it is interpreted by a browser</text:p>
      <text:p text:style-name="Standard">-javascript can be used to respond to events such as moving the mouse, clicking a button, and loading a web page. This technology is also often used to edit and verify information on html form controls such as text boxes, check boxes, and radio buttons</text:p>
      <text:p text:style-name="Standard">-other javascript uses include pop up windows, image slideshows, animation, date manipulation, and calculations</text:p>
      <text:p text:style-name="Standard"/>
      <text:p text:style-name="Standard">JavaScript Example (coded in the html)</text:p>
      <text:p text:style-name="Standard">&lt;h2&gt;Today is</text:p>
      <text:p text:style-name="Standard">&lt;script&gt;</text:p>
      <text:p text:style-name="Standard">var myDate = new Date()</text:p>
      <text:p text:style-name="Standard">var month = myDate.getMonth() + 1</text:p>
      <text:p text:style-name="Standard">var dat = myDate.getDate()</text:p>
      <text:p text:style-name="Standard">var year = myDate.getFullYear()</text:p>
      <text:p text:style-name="Standard">document.write(month + “/” + day + “/” + year)</text:p>
      <text:p text:style-name="Standard">&lt;/script&gt;</text:p>
      <text:p text:style-name="Standard">&lt;/h2&gt;</text:p>
      <text:p text:style-name="Standard"/>
      <text:p text:style-name="Standard">-Document Object Model (DOM)- important part of javascript, the DOM defines every object and element on a web page. Its hierarchical structure can be used to access page elements and apply styles to page elements</text:p>
      <text:p text:style-name="Standard"/>
      <text:p text:style-name="Standard">11.10</text:p>
      <text:p text:style-name="Standard">Ajax</text:p>
      <text:p text:style-name="Standard">-Ajax stands for Asynchronous JavaScript and XML, and is made up of a combination of different technologies</text:p>
      <text:p text:style-name="Standard">-this tech is not new but recently has been used together to provide a better experience for web visitors and create interactive web applications</text:p>
      <text:p text:style-name="Standard">-Jesse James Garrett of Adaptive Path is credited with coining the term Ajax</text:p>
      <text:p text:style-name="Standard">-Technology utilized in Ajax: standards based html and css, the document object model, xml (and the related xslt technology), and asynchronous data retrieval using xmlhttprequest javascript</text:p>
      <text:p text:style-name="Standard">-Ajax is part of the Web 2.0 movement, the transition of the web from isolated static websites to a platform that uses technology to provide rich interfaces and social networking opportunities for people</text:p>
      <text:p text:style-name="Standard">-Ajax pushes more of the processing onto the client (browser) using Javascript and XML and often uses behind the scenes asynchronous requests to the server to refresh a portion of the browser display instead of the entire web page</text:p>
      <text:p text:style-name="Standard">-the key to Ajax is that JavaScript code can communicate directly with the server, exchanging data and modifying parts of the web page display without reloading the entire web page</text:p>
      <text:p text:style-name="Standard"/>
      <text:p text:style-name="Standard"/>
      <text:p text:style-name="Standard"><text:soft-page-break/>11.11</text:p>
      <text:p text:style-name="Standard">jQuery</text:p>
      <text:p text:style-name="Standard">-jQuery is an open-source javascript library that simplifies client-side scripting</text:p>
      <text:p text:style-name="Standard">-an application programming interface (API) is a protocol that allows software components to communicate, interacting and sharing data</text:p>
      <text:p text:style-name="Standard">-the jQuery API can be used to configure features including: image slideshows, animation, event handling, document manipulation, ajax</text:p>
      <text:p text:style-name="Standard">-many web devs have found jQuery is easier to learn and work with than writing their own JavaScript, though a basic understanding of JavaScript is needed to be efficient when using jQuery</text:p>
      <text:p text:style-name="Standard">-an advantage of jQuery is that it is compatible with all current browsers</text:p>
      <text:p text:style-name="Standard">-jQuery is often used on popular websites, such as Amazon, Google, and Twitter</text:p>
      <text:p text:style-name="Standard">-because it is open source, anyone can extend the jQuery library by writing a new plugin that provides a new or enhanced interactive feature</text:p>
      <text:p text:style-name="Standard"/>
      <text:p text:style-name="Standard">11.12</text:p>
      <text:p text:style-name="Standard">HTML5 APIs</text:p>
      <text:p text:style-name="Standard">-a variety of APIs are intended to work with HTML5, CSS, and Javascript and have been approved by the W3C</text:p>
      <text:p text:style-name="Standard"/>
      <text:p text:style-name="Standard">Geolocation</text:p>
      <text:p text:style-name="Standard">-geolocation API allows your web page visitors to share their geographic location</text:p>
      <text:p text:style-name="Standard">-browser will first confirm if you visitor wants to share, then their location may be determined by their IP address, wireless network connection, local cell tower, or GPS hardware depending on the type of device or browser</text:p>
      <text:p text:style-name="Standard">-JavaScript is used to work with latitude and longitude coordinates provided by the browser</text:p>
      <text:p text:style-name="Standard"/>
      <text:p text:style-name="Standard">Web Storage</text:p>
      <text:p text:style-name="Standard">-web developers have traditionally used the JavaScript cookie object to store information in key-value pairs on the client </text:p>
      <text:p text:style-name="Standard">-the web starage API provides local storage and session storage on the client side (two new ways to store information)</text:p>
      <text:p text:style-name="Standard">-using web storage can increase the amount of data that can be stored (5MB per domain)</text:p>
      <text:p text:style-name="Standard">-localStorage object stores data without an expiration date</text:p>
      <text:p text:style-name="Standard">-sessionStorage object stores data for the duration of the current browser session</text:p>
      <text:p text:style-name="Standard"/>
      <text:p text:style-name="Standard">Offline Web Applications</text:p>
      <text:p text:style-name="Standard">-offline web applications enable visitors to view documents and access web applications even when they are not connected to the internet</text:p>
      <text:p text:style-name="Standard">-a native app must be built and distributed specifically for the platform it will be used on (ie. Apple and Android require two different apps)</text:p>
      <text:p text:style-name="Standard">-offline web application stores the HTML, CSS, and JavaScript files on the visitor's device for use offline, even when the device is not connected to the internet</text:p>
      <text:p text:style-name="Standard">-the key to an offline web application is the manifest file, which is a plain text file having the extension .appache</text:p>
      <text:p text:style-name="Standard">-the manifest provides information about the web app in three sections:</text:p>
      <text:p text:style-name="Standard">*Cache- lists every resource (web pages, CSS, JavaScript, images, etc) that is associated with the web app</text:p>
      <text:p text:style-name="Standard">*Fallback- lists fallback files to display when a visitor tries to access a file that is not cached</text:p>
      <text:p text:style-name="Standard">*Network- lists files that are only available when the visitor has an internet connection</text:p>
      <text:p text:style-name="Standard"><text:soft-page-break/>-browser reads the list of URLs from the manifest file, downloads the resources, stores them locally, and automatically updates the local files when the resources change</text:p>
      <text:p text:style-name="Standard">-if the visitor is offline, the web browser will render the local files and follow the fallback and network procedures</text:p>
      <text:p text:style-name="Standard"/>
      <text:p text:style-name="Standard">Drawing with the Canvas Element</text:p>
      <text:p text:style-name="Standard">-HTML5's canvas element is a container for dynamic graphics</text:p>
      <text:p text:style-name="Standard">-it begins with &lt;canvas&gt; and ends with &lt;/canvas&gt;</text:p>
      <text:p text:style-name="Standard">-canvas element is configured with the Canvas 2D Context API which provides a way to dynamically draw and transform lines, shapes, images, and text on web pages</text:p>
      <text:p text:style-name="Standard">-the canvas API also provides for interaction with actions taken by the user, like moving the mouse</text:p>
      <text:p text:style-name="Standard">-the canvas offers methods for 2D bitmap drawing, including lines, strokes, arcs, fills, gradients, images, and text. However instead of drawing visually with a graphics application, you draw programmatically by writing Javascript statements</text:p>
      <text:p text:style-name="Standard">-example:</text:p>
      <text:p text:style-name="Standard">&lt;!DOCTYPE html&gt;</text:p>
      <text:p text:style-name="Standard">&lt;html lang=”en”&gt;</text:p>
      <text:p text:style-name="Standard">&lt;head&gt;</text:p>
      <text:p text:style-name="Standard">&lt;title&gt;Canvas Element&lt;/title&gt;</text:p>
      <text:p text:style-name="Standard">&lt;meta charset=”utf-8”&gt;</text:p>
      <text:p text:style-name="Standard">&lt;style&gt;</text:p>
      <text:p text:style-name="Standard">canvas { border: 2px solid red; }</text:p>
      <text:p text:style-name="Standard">&lt;/style&gt;</text:p>
      <text:p text:style-name="Standard">&lt;script type=”text/javascript”&gt;</text:p>
      <text:p text:style-name="Standard">function drawMe() {</text:p>
      <text:p text:style-name="Standard"><text:tab/>var canvas = document.getElementByID(“myCanvas”);</text:p>
      <text:p text:style-name="Standard"><text:tab/>if (canvas.getContext) </text:p>
      <text:p text:style-name="Standard"><text:tab/>{</text:p>
      <text:p text:style-name="Standard"><text:tab/><text:tab/>//sets canvas context to 2d</text:p>
      <text:p text:style-name="Standard"><text:tab/><text:tab/>var ctx = canvas.getContext(“2d”);</text:p>
      <text:p text:style-name="Standard"><text:tab/><text:tab/>//fillStyle attribute sets drawing color to red</text:p>
      <text:p text:style-name="Standard"><text:tab/><text:tab/>ctx.fillStyle = “rgb(255, 0, 0)”;</text:p>
      <text:p text:style-name="Standard"><text:tab/><text:tab/>//uses font attribute to configure wieght, size, and family</text:p>
      <text:p text:style-name="Standard"><text:tab/><text:tab/>ctx.font = “bold 3em Georgia”;</text:p>
      <text:p text:style-name="Standard"><text:tab/><text:tab/>//draws “My Canvas” text</text:p>
      <text:p text:style-name="Standard"><text:tab/><text:tab/>//fillText method specifies the text to display, followed by the x-value (pixels in from the left) and y-value (pixels down from the top)</text:p>
      <text:p text:style-name="Standard"><text:tab/><text:tab/>//draws the rectangle</text:p>
      <text:p text:style-name="Standard"><text:tab/><text:tab/>ctx.fillText(“My Canvas”, 70, 100);</text:p>
      <text:p text:style-name="Standard"><text:tab/><text:tab/>//uses fillStyle attribute to set the drawing color to blue with 50% opacity</text:p>
      <text:p text:style-name="Standard"><text:tab/><text:tab/>ctx.fillStyle = “rgba(0, 0, 200, 0.50)”;</text:p>
      <text:p text:style-name="Standard"><text:tab/><text:tab/>//uses the fillRect method to set the x-value (pixels in from the left), y-value (pixels down from the top), width, and height of the rectangle</text:p>
      <text:p text:style-name="Standard"><text:tab/><text:tab/>ctx.fillRect(57, 54, 100, 65);</text:p>
      <text:p text:style-name="Standard"><text:tab/>}</text:p>
      <text:p text:style-name="Standard">}</text:p>
      <text:p text:style-name="Standard">&lt;/script&gt;</text:p>
      <text:p text:style-name="Standard">&lt;/head&gt;</text:p>
      <text:p text:style-name="Standard">&lt;body onload=”drawMe()”&gt;</text:p>
      <text:p text:style-name="Standard"><text:soft-page-break/>&lt;h1&gt;The Canvas Element&lt;/h1&gt;</text:p>
      <text:p text:style-name="Standard">&lt;canvas id=”myCanvas” width=”400” height=”175”&gt;My Canvas&lt;/canvas&gt;</text:p>
      <text:p text:style-name="Standard">&lt;/body&gt;</text:p>
      <text:p text:style-name="Standard">&lt;/html&gt;</text:p>
      <text:p text:style-name="Standard"/>
      <text:p text:style-name="Standard">-SVG stands for Scalable Vector Graphics, it is a language that describes vector based 2d graphics in XML</text:p>
      <text:p text:style-name="Standard"/>
      <text:p text:style-name="Standard">11.13</text:p>
      <text:p text:style-name="Standard">Accessibility and Multimedia/Interactivity</text:p>
      <text:p text:style-name="Standard">-multimedia can make your site compelling, but keep in mind that not every web visitor will be able to experience these features, so incorporate the following into your website:</text:p>
      <text:p text:style-name="Standard">*provide links to free downloads for plugins used by your multimedia</text:p>
      <text:p text:style-name="Standard">*text descriptions and equivalent content (such as captions) of audio and video will provide access for those with hearing challenges and will also assist visitors using mobile devices or slow internet connections</text:p>
      <text:p text:style-name="Standard">*when you work with multimedia developers and programmers to create animation for your site, request features that provide accessibility, such as keyboard access, text descriptions, and so on</text:p>
      <text:p text:style-name="Standard">*WCAG 2.0 Guideline 2.3.1 recommends not having any item that flashes more than 3 times per second due to seizure risk</text:p>
      <text:p text:style-name="Standard">*if using JavaScript, be aware that some visitors may have it disabled or are unable to manipulate the mouse. Your site must be functional at a basic level even if your visitor's browser does not support JavaScri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1-02T14:43:09.33</meta:creation-date>
    <dc:date>2020-11-04T17:03:41.97</dc:date>
    <meta:editing-duration>PT3H5M33S</meta:editing-duration>
    <meta:editing-cycles>94</meta:editing-cycles>
    <meta:generator>OpenOffice/4.1.7$Win32 OpenOffice.org_project/417m1$Build-9800</meta:generator>
    <meta:document-statistic meta:table-count="0" meta:image-count="0" meta:object-count="0" meta:page-count="16" meta:paragraph-count="511" meta:word-count="5712" meta:character-count="36901"/>
  </office:meta>
</office:document-meta>
</file>